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PM Period</text:p>
          </table:table-cell>
          <table:table-cell table:formula="of:=1/[.B3]" office:value-type="float" office:value="0.0000000416666666666667" calcext:value-type="float">
            <text:p>4.16666666666667E-08</text:p>
          </table:table-cell>
          <table:table-cell/>
          <table:table-cell table:formula="of:=([.B5]+1)*[.B2]"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TPM Clock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</text:p>
          </table:table-cell>
          <table:table-cell table:formula="of:=([.B7]/[.B2])-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PM PERIOD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OD 1ųS</text:p>
          </table:table-cell>
          <table:table-cell table:formula="of:=([.B7]/[.B2])-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PM PERIOD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OD 0.5mS</text:p>
          </table:table-cell>
          <table:table-cell table:formula="of:=([.B10]/[.B2])-1"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M Period 1mS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OD 1mS</text:p>
          </table:table-cell>
          <table:table-cell table:formula="of:=([.B14]/[.B2])-1" office:value-type="float" office:value="23999" calcext:value-type="float">
            <text:p>2399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M Period 1S</text:p>
          </table:table-cell>
          <table:table-cell table:style-name="ce1"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1S</text:p>
          </table:table-cell>
          <table:table-cell table:formula="of:=([.B19]/[.B7])-1" office:value-type="float" office:value="999999" calcext:value-type="float">
            <text:p>9999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8:44:01.116238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8:20:27.360568205</meta:creation-date>
    <meta:editing-duration>PT13M44S</meta:editing-duration>
    <meta:editing-cycles>4</meta:editing-cycles>
    <meta:generator>LibreOffice/5.2.1.2$Linux_X86_64 LibreOffice_project/20m0$Build-2</meta:generator>
    <dc:date>2016-09-26T18:44:04.786881386</dc:date>
    <meta:document-statistic meta:table-count="1" meta:cell-count="31" meta:object-count="0"/>
  </office:meta>
</office:document-meta>
</file>